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11.31cm"/>
    </style:style>
    <style:style style:name="co7" style:family="table-column">
      <style:table-column-properties fo:break-before="auto" style:column-width="26.668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5.482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5.42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rvin_fc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szymon/marvin/marvin_fc_board_main/marvin_fc_board.kicad_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to, 22 lis 2022, 18:01: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9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33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5x5.4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LED_RGBK</text:p>
          </table:table-cell>
          <table:table-cell office:value-type="string" calcext:value-type="string">
            <text:p>Device:LED_RGBK</text:p>
          </table:table-cell>
          <table:table-cell office:value-type="string" calcext:value-type="string">
            <text:p>LED_SMD:LED_Cree-PLCC4_2x2mm_CW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CUS08F30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V5L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V5P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LED_RGBK</text:p>
          </table:table-cell>
          <table:table-cell office:value-type="string" calcext:value-type="string">
            <text:p>Device:LED_RGBK</text:p>
          </table:table-cell>
          <table:table-cell office:value-type="string" calcext:value-type="string">
            <text:p>LED_SMD:LED_Cree-PLCC4_2x2mm_CW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200mA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200mA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B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Device:Ferrite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B2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Device:Ferrite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PROG / DBG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EXPA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EXPC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SERVO POW 1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SERVO POW 2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EXPB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EXP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SERVO SIG 1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SERVO SIG 2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POWER_IN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_4Ucon:TerminalBlock_4Ucon_1x02_P3.50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EXTl NTC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Screw_Terminal_01x05</text:p>
          </table:table-cell>
          <table:table-cell office:value-type="string" calcext:value-type="string">
            <text:p>Connector:Screw_Terminal_01x05</text:p>
          </table:table-cell>
          <table:table-cell office:value-type="string" calcext:value-type="string">
            <text:p>TerminalBlock_4Ucon:TerminalBlock_4Ucon_1x05_P3.50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ATTINY_DBG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MEM2051-00-195-00-A</text:p>
          </table:table-cell>
          <table:table-cell office:value-type="string" calcext:value-type="string">
            <text:p>MEM:MEM2051-00-195-00-A</text:p>
          </table:table-cell>
          <table:table-cell office:value-type="string" calcext:value-type="string">
            <text:p>SD:MEM2051-00-195-00-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Pyro Terminal 1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_4Ucon:TerminalBlock_4Ucon_1x02_P3.50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Pyro Terminal 2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_4Ucon:TerminalBlock_4Ucon_1x02_P3.50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SB_B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SB_B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SB C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4</text:p>
          </table:table-cell>
          <table:table-cell office:value-type="string" calcext:value-type="string">
            <text:p>SB O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office:value-type="string" calcext:value-type="string">
            <text:p>SB O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office:value-type="string" calcext:value-type="string">
            <text:p>SB C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office:value-type="string" calcext:value-type="string">
            <text:p>SB O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L_Ferrite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Bourns_SRP7028A_7.3x6.6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3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Taiyo-Yuden_NR-50xx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Taiyo-Yuden_NR-50xx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SISH101DN</text:p>
          </table:table-cell>
          <table:table-cell office:value-type="string" calcext:value-type="string">
            <text:p>Transistor_FET:SiS415DNT</text:p>
          </table:table-cell>
          <table:table-cell office:value-type="string" calcext:value-type="string">
            <text:p>Package_SO:Vishay_PowerPAK_1212-8_Single</text:p>
          </table:table-cell>
          <table:table-cell office:value-type="string" calcext:value-type="string">
            <text:p>https://www.vishay.com/docs/63684/sis415dnt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SISH101DN</text:p>
          </table:table-cell>
          <table:table-cell office:value-type="string" calcext:value-type="string">
            <text:p>Transistor_FET:SiS415DNT</text:p>
          </table:table-cell>
          <table:table-cell office:value-type="string" calcext:value-type="string">
            <text:p>Package_SO:Vishay_PowerPAK_1212-8_Single</text:p>
          </table:table-cell>
          <table:table-cell office:value-type="string" calcext:value-type="string">
            <text:p>https://www.vishay.com/docs/63684/sis415dnt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AO4822A</text:p>
          </table:table-cell>
          <table:table-cell office:value-type="string" calcext:value-type="string">
            <text:p>Transistor_FET:FDS6890A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onsemi.com/pub/Collateral/FDS6890A-D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510oh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46oh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33,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Device:R_Shunt</text:p>
          </table:table-cell>
          <table:table-cell office:value-type="string" calcext:value-type="string">
            <text:p>Resistor_SMD:R_Shunt_Ohmite_LVK1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Device:R_Shunt</text:p>
          </table:table-cell>
          <table:table-cell office:value-type="string" calcext:value-type="string">
            <text:p>Resistor_SMD:R_Shunt_Ohmite_LVK1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Device:R_Shunt</text:p>
          </table:table-cell>
          <table:table-cell office:value-type="string" calcext:value-type="string">
            <text:p>Resistor_SMD:R_Shunt_Ohmite_LVK1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Device:R_Shunt</text:p>
          </table:table-cell>
          <table:table-cell office:value-type="string" calcext:value-type="string">
            <text:p>Resistor_SMD:R_Shunt_Ohmite_LVK1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FancySwitch:FancySwitchFootprint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FancySwitch:FancySwitchFootprint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FancySwitch:FancySwitchFootprint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P1</text:p>
          </table:table-cell>
          <table:table-cell office:value-type="string" calcext:value-type="string">
            <text:p>5V_BOO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P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P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STM32F407</text:p>
          </table:table-cell>
          <table:table-cell office:value-type="string" calcext:value-type="string">
            <text:p>MCU_ST_STM32F4:STM32F407VG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://www.st.com/st-web-ui/static/active/en/resource/technical/document/datasheet/DM0003705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ensor_Pressure:BMP280</text:p>
          </table:table-cell>
          <table:table-cell office:value-type="string" calcext:value-type="string">
            <text:p>Package_LGA:Bosch_LGA-8_2x2.5mm_P0.65mm_ClockwisePinNumbering</text:p>
          </table:table-cell>
          <table:table-cell office:value-type="string" calcext:value-type="string">
            <text:p>https://ae-bst.resource.bosch.com/media/_tech/media/datasheets/BST-BMP280-DS00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LSM6DSOTR</text:p>
          </table:table-cell>
          <table:table-cell office:value-type="string" calcext:value-type="string">
            <text:p>LSMDSO:LSM6DSOTR</text:p>
          </table:table-cell>
          <table:table-cell office:value-type="string" calcext:value-type="string">
            <text:p>Package_LGA:LGA-14_3x2.5mm_P0.5mm_LayoutBorder3x4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LIS3MDLTR</text:p>
          </table:table-cell>
          <table:table-cell office:value-type="string" calcext:value-type="string">
            <text:p>LIS3:LIS3MDLTR</text:p>
          </table:table-cell>
          <table:table-cell office:value-type="string" calcext:value-type="string">
            <text:p>Package_LGA:LGA-12_2x2mm_P0.5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MS5611-01BA</text:p>
          </table:table-cell>
          <table:table-cell office:value-type="string" calcext:value-type="string">
            <text:p>Sensor_Pressure:MS5611-01BA</text:p>
          </table:table-cell>
          <table:table-cell office:value-type="string" calcext:value-type="string">
            <text:p>Package_LGA:LGA-8_3x5mm_P1.25mm</text:p>
          </table:table-cell>
          <table:table-cell office:value-type="string" calcext:value-type="string">
            <text:p>https://www.te.com/commerce/DocumentDelivery/DDEController?Action=srchrtrv&amp;DocNm=MS5611-01BA03&amp;DocType=Data+Sheet&amp;DocLang=Engli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NCP718xSN500</text:p>
          </table:table-cell>
          <table:table-cell office:value-type="string" calcext:value-type="string">
            <text:p>Regulator_Linear:NCP718xSN500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onsemi.com/pub/Collateral/NCP718-D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ST1S41PHR</text:p>
          </table:table-cell>
          <table:table-cell office:value-type="string" calcext:value-type="string">
            <text:p>Regulator_Switching:ST1S10PHR</text:p>
          </table:table-cell>
          <table:table-cell office:value-type="string" calcext:value-type="string">
            <text:p>Package_SO:TI_SO-PowerPAD-8</text:p>
          </table:table-cell>
          <table:table-cell office:value-type="string" calcext:value-type="string">
            <text:p>http://www.st.com/internet/com/TECHNICAL_RESOURCES/TECHNICAL_LITERATURE/DATASHEET/CD00169322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PAC1954</text:p>
          </table:table-cell>
          <table:table-cell office:value-type="string" calcext:value-type="string">
            <text:p>Analog_ADC:PAC1934x-xJQ</text:p>
          </table:table-cell>
          <table:table-cell office:value-type="string" calcext:value-type="string">
            <text:p>Package_DFN_QFN:UQFN-16-1EP_4x4mm_P0.65mm_EP2.7x2.7mm</text:p>
          </table:table-cell>
          <table:table-cell office:value-type="string" calcext:value-type="string">
            <text:p>http://ww1.microchip.com/downloads/en/DeviceDoc/PAC1931-Family-Data-Sheet-DS20005850E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ATtiny1627-M</text:p>
          </table:table-cell>
          <table:table-cell office:value-type="string" calcext:value-type="string">
            <text:p>MCU_Microchip_ATtiny:ATtiny827-M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https://ww1.microchip.com/downloads/en/DeviceDoc/ATtiny424-426-427-824-826-827-DataSheet-DS40002311A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TXB0108DQSR</text:p>
          </table:table-cell>
          <table:table-cell office:value-type="string" calcext:value-type="string">
            <text:p>Logic_LevelTranslator:TXB0108DQSR</text:p>
          </table:table-cell>
          <table:table-cell office:value-type="string" calcext:value-type="string">
            <text:p>TXB0108:IC_TXB0108RGYR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W25Q16JLSSIG</text:p>
          </table:table-cell>
          <table:table-cell office:value-type="string" calcext:value-type="string">
            <text:p>W25Q:W25Q16JLSSIG</text:p>
          </table:table-cell>
          <table:table-cell office:value-type="string" calcext:value-type="string">
            <text:p>Package_SO:SOIC-8_3.9x4.9mm_P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RA-02_LORA</text:p>
          </table:table-cell>
          <table:table-cell office:value-type="string" calcext:value-type="string">
            <text:p>RA 02:RA-02_LORA</text:p>
          </table:table-cell>
          <table:table-cell office:value-type="string" calcext:value-type="string">
            <text:p>LORA:MODULE_RA-02_LORA</text:p>
          </table:table-cell>
          <table:table-cell/>
          <table:table-cell office:value-type="string" calcext:value-type="string">
            <text:p>Ai-Thinker</text:p>
          </table:table-cell>
          <table:table-cell office:value-type="string" calcext:value-type="string">
            <text:p>3.3mm</text:p>
          </table:table-cell>
          <table:table-cell office:value-type="string" calcext:value-type="string">
            <text:p>2018/03/02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ILD213T</text:p>
          </table:table-cell>
          <table:table-cell office:value-type="string" calcext:value-type="string">
            <text:p>Isolator:LTV-827</text:p>
          </table:table-cell>
          <table:table-cell office:value-type="string" calcext:value-type="string">
            <text:p>Package_SO:SO-8_5.3x6.2mm_P1.27mm</text:p>
          </table:table-cell>
          <table:table-cell office:value-type="string" calcext:value-type="string">
            <text:p>http://optoelectronics.liteon.com/upload/download/DS-70-96-0016/LTV-8X7%20series%20201610%20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4</text:p>
          </table:table-cell>
          <table:table-cell office:value-type="string" calcext:value-type="string">
            <text:p>AP62200Z6</text:p>
          </table:table-cell>
          <table:table-cell office:value-type="string" calcext:value-type="string">
            <text:p>Regulator_Switching:AP62250Z6</text:p>
          </table:table-cell>
          <table:table-cell office:value-type="string" calcext:value-type="string">
            <text:p>Package_SO:TSOP-6_1.65x3.05mm_P0.95mm</text:p>
          </table:table-cell>
          <table:table-cell office:value-type="string" calcext:value-type="string">
            <text:p>https://www.diodes.com/assets/Datasheets/AP62250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5</text:p>
          </table:table-cell>
          <table:table-cell office:value-type="string" calcext:value-type="string">
            <text:p>AP62200Z6</text:p>
          </table:table-cell>
          <table:table-cell office:value-type="string" calcext:value-type="string">
            <text:p>Regulator_Switching:AP62250Z6</text:p>
          </table:table-cell>
          <table:table-cell office:value-type="string" calcext:value-type="string">
            <text:p>Package_SO:TSOP-6_1.65x3.05mm_P0.95mm</text:p>
          </table:table-cell>
          <table:table-cell office:value-type="string" calcext:value-type="string">
            <text:p>https://www.diodes.com/assets/Datasheets/AP62250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6</text:p>
          </table:table-cell>
          <table:table-cell office:value-type="string" calcext:value-type="string">
            <text:p>MCP9700AT-ELT</text:p>
          </table:table-cell>
          <table:table-cell office:value-type="string" calcext:value-type="string">
            <text:p>Sensor_Temperature:MCP9700AT-ELT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1.microchip.com/downloads/en/DeviceDoc/20001942G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7</text:p>
          </table:table-cell>
          <table:table-cell office:value-type="string" calcext:value-type="string">
            <text:p>MCP9700AT-ELT</text:p>
          </table:table-cell>
          <table:table-cell office:value-type="string" calcext:value-type="string">
            <text:p>Sensor_Temperature:MCP9700AT-ELT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1.microchip.com/downloads/en/DeviceDoc/20001942G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8</text:p>
          </table:table-cell>
          <table:table-cell office:value-type="string" calcext:value-type="string">
            <text:p>MCP9700AT-ELT</text:p>
          </table:table-cell>
          <table:table-cell office:value-type="string" calcext:value-type="string">
            <text:p>Sensor_Temperature:MCP9700AT-ELT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1.microchip.com/downloads/en/DeviceDoc/20001942G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Oscillator:Oscillator_SMD_SeikoEpson_SG210-4Pin_2.5x2.0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3, C8, C9, C10, C12, C13, C14, C15, C34, 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4, C7, 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6, C28, C3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33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5x5.4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0, C23, C41, C42, C44, C4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1, C24, C2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2, C25, C27, C29, C30, C32, 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1, C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8, C3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0, 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7</text:p>
          </table:table-cell>
          <table:table-cell office:value-type="string" calcext:value-type="string">
            <text:p>LED_RGBK</text:p>
          </table:table-cell>
          <table:table-cell office:value-type="string" calcext:value-type="string">
            <text:p>Device:LED_RGBK</text:p>
          </table:table-cell>
          <table:table-cell office:value-type="string" calcext:value-type="string">
            <text:p>LED_SMD:LED_Cree-PLCC4_2x2mm_CW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US08F30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5L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V5P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200mA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Device:Ferrite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ROG / DBG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EXPA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XPC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ERVO POW 1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ERVO POW 2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PB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EXP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SERVO SIG 1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SERVO SIG 2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OWER_IN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_4Ucon:TerminalBlock_4Ucon_1x02_P3.50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EXTl NTC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Screw_Terminal_01x05</text:p>
          </table:table-cell>
          <table:table-cell office:value-type="string" calcext:value-type="string">
            <text:p>Connector:Screw_Terminal_01x05</text:p>
          </table:table-cell>
          <table:table-cell office:value-type="string" calcext:value-type="string">
            <text:p>TerminalBlock_4Ucon:TerminalBlock_4Ucon_1x05_P3.50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ATTINY_DBG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MEM2051-00-195-00-A</text:p>
          </table:table-cell>
          <table:table-cell office:value-type="string" calcext:value-type="string">
            <text:p>MEM:MEM2051-00-195-00-A</text:p>
          </table:table-cell>
          <table:table-cell office:value-type="string" calcext:value-type="string">
            <text:p>SD:MEM2051-00-195-00-A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yro Terminal 1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_4Ucon:TerminalBlock_4Ucon_1x02_P3.50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yro Terminal 2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_4Ucon:TerminalBlock_4Ucon_1x02_P3.50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SB_B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3, JP6</text:p>
          </table:table-cell>
          <table:table-cell office:value-type="string" calcext:value-type="string">
            <text:p>SB C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4, JP5, JP7</text:p>
          </table:table-cell>
          <table:table-cell office:value-type="string" calcext:value-type="string">
            <text:p>SB O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Ferrite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Bourns_SRP7028A_7.3x6.6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3, L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Taiyo-Yuden_NR-50xx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SISH101DN</text:p>
          </table:table-cell>
          <table:table-cell office:value-type="string" calcext:value-type="string">
            <text:p>Transistor_FET:SiS415DNT</text:p>
          </table:table-cell>
          <table:table-cell office:value-type="string" calcext:value-type="string">
            <text:p>Package_SO:Vishay_PowerPAK_1212-8_Single</text:p>
          </table:table-cell>
          <table:table-cell office:value-type="string" calcext:value-type="string">
            <text:p>https://www.vishay.com/docs/63684/sis415dnt.pdf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AO4822A</text:p>
          </table:table-cell>
          <table:table-cell office:value-type="string" calcext:value-type="string">
            <text:p>Transistor_FET:FDS6890A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onsemi.com/pub/Collateral/FDS6890A-D.PDF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10oh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6, R7, R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6oh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9, R11, R13, R15, R20, R21, R22, R24, R25, R39, R42, R45, 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4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33,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6, R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Device:R_Shunt</text:p>
          </table:table-cell>
          <table:table-cell office:value-type="string" calcext:value-type="string">
            <text:p>Resistor_SMD:R_Shunt_Ohmite_LVK1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, R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Device:R_Shunt</text:p>
          </table:table-cell>
          <table:table-cell office:value-type="string" calcext:value-type="string">
            <text:p>Resistor_SMD:R_Shunt_Ohmite_LVK1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6, R28, R34, R35, R37, R38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7, R29, R30, R31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3, R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, R43</text:p>
          </table:table-cell>
          <table:table-cell office:value-type="string" calcext:value-type="string">
            <text:p>3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1, 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FancySwitch:FancySwitchFootprint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5V_BOO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407</text:p>
          </table:table-cell>
          <table:table-cell office:value-type="string" calcext:value-type="string">
            <text:p>MCU_ST_STM32F4:STM32F407VG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://www.st.com/st-web-ui/static/active/en/resource/technical/document/datasheet/DM00037051.pdf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ensor_Pressure:BMP280</text:p>
          </table:table-cell>
          <table:table-cell office:value-type="string" calcext:value-type="string">
            <text:p>Package_LGA:Bosch_LGA-8_2x2.5mm_P0.65mm_ClockwisePinNumbering</text:p>
          </table:table-cell>
          <table:table-cell office:value-type="string" calcext:value-type="string">
            <text:p>https://ae-bst.resource.bosch.com/media/_tech/media/datasheets/BST-BMP280-DS001.pdf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SM6DSOTR</text:p>
          </table:table-cell>
          <table:table-cell office:value-type="string" calcext:value-type="string">
            <text:p>LSMDSO:LSM6DSOTR</text:p>
          </table:table-cell>
          <table:table-cell office:value-type="string" calcext:value-type="string">
            <text:p>Package_LGA:LGA-14_3x2.5mm_P0.5mm_LayoutBorder3x4y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IS3MDLTR</text:p>
          </table:table-cell>
          <table:table-cell office:value-type="string" calcext:value-type="string">
            <text:p>LIS3:LIS3MDLTR</text:p>
          </table:table-cell>
          <table:table-cell office:value-type="string" calcext:value-type="string">
            <text:p>Package_LGA:LGA-12_2x2mm_P0.5mm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S5611-01BA</text:p>
          </table:table-cell>
          <table:table-cell office:value-type="string" calcext:value-type="string">
            <text:p>Sensor_Pressure:MS5611-01BA</text:p>
          </table:table-cell>
          <table:table-cell office:value-type="string" calcext:value-type="string">
            <text:p>Package_LGA:LGA-8_3x5mm_P1.25mm</text:p>
          </table:table-cell>
          <table:table-cell office:value-type="string" calcext:value-type="string">
            <text:p>https://www.te.com/commerce/DocumentDelivery/DDEController?Action=srchrtrv&amp;DocNm=MS5611-01BA03&amp;DocType=Data+Sheet&amp;DocLang=English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NCP718xSN500</text:p>
          </table:table-cell>
          <table:table-cell office:value-type="string" calcext:value-type="string">
            <text:p>Regulator_Linear:NCP718xSN500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onsemi.com/pub/Collateral/NCP718-D.PDF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T1S41PHR</text:p>
          </table:table-cell>
          <table:table-cell office:value-type="string" calcext:value-type="string">
            <text:p>Regulator_Switching:ST1S10PHR</text:p>
          </table:table-cell>
          <table:table-cell office:value-type="string" calcext:value-type="string">
            <text:p>Package_SO:TI_SO-PowerPAD-8</text:p>
          </table:table-cell>
          <table:table-cell office:value-type="string" calcext:value-type="string">
            <text:p>http://www.st.com/internet/com/TECHNICAL_RESOURCES/TECHNICAL_LITERATURE/DATASHEET/CD00169322.pdf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PAC1954</text:p>
          </table:table-cell>
          <table:table-cell office:value-type="string" calcext:value-type="string">
            <text:p>Analog_ADC:PAC1934x-xJQ</text:p>
          </table:table-cell>
          <table:table-cell office:value-type="string" calcext:value-type="string">
            <text:p>Package_DFN_QFN:UQFN-16-1EP_4x4mm_P0.65mm_EP2.7x2.7mm</text:p>
          </table:table-cell>
          <table:table-cell office:value-type="string" calcext:value-type="string">
            <text:p>http://ww1.microchip.com/downloads/en/DeviceDoc/PAC1931-Family-Data-Sheet-DS20005850E.pdf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ATtiny1627-M</text:p>
          </table:table-cell>
          <table:table-cell office:value-type="string" calcext:value-type="string">
            <text:p>MCU_Microchip_ATtiny:ATtiny827-M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https://ww1.microchip.com/downloads/en/DeviceDoc/ATtiny424-426-427-824-826-827-DataSheet-DS40002311A.pdf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TXB0108DQSR</text:p>
          </table:table-cell>
          <table:table-cell office:value-type="string" calcext:value-type="string">
            <text:p>Logic_LevelTranslator:TXB0108DQSR</text:p>
          </table:table-cell>
          <table:table-cell office:value-type="string" calcext:value-type="string">
            <text:p>TXB0108:IC_TXB0108RGYR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W25Q16JLSSIG</text:p>
          </table:table-cell>
          <table:table-cell office:value-type="string" calcext:value-type="string">
            <text:p>W25Q:W25Q16JLSSIG</text:p>
          </table:table-cell>
          <table:table-cell office:value-type="string" calcext:value-type="string">
            <text:p>Package_SO:SOIC-8_3.9x4.9mm_P1.27mm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RA-02_LORA</text:p>
          </table:table-cell>
          <table:table-cell office:value-type="string" calcext:value-type="string">
            <text:p>RA 02:RA-02_LORA</text:p>
          </table:table-cell>
          <table:table-cell office:value-type="string" calcext:value-type="string">
            <text:p>LORA:MODULE_RA-02_LORA</text:p>
          </table:table-cell>
          <table:table-cell/>
          <table:table-cell office:value-type="string" calcext:value-type="string">
            <text:p>Ai-Thinker</text:p>
          </table:table-cell>
          <table:table-cell office:value-type="string" calcext:value-type="string">
            <text:p>3.3mm</text:p>
          </table:table-cell>
          <table:table-cell office:value-type="string" calcext:value-type="string">
            <text:p>2018/03/02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LD213T</text:p>
          </table:table-cell>
          <table:table-cell office:value-type="string" calcext:value-type="string">
            <text:p>Isolator:LTV-827</text:p>
          </table:table-cell>
          <table:table-cell office:value-type="string" calcext:value-type="string">
            <text:p>Package_SO:SO-8_5.3x6.2mm_P1.27mm</text:p>
          </table:table-cell>
          <table:table-cell office:value-type="string" calcext:value-type="string">
            <text:p>http://optoelectronics.liteon.com/upload/download/DS-70-96-0016/LTV-8X7%20series%20201610%20.pdf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4, U15</text:p>
          </table:table-cell>
          <table:table-cell office:value-type="string" calcext:value-type="string">
            <text:p>AP62200Z6</text:p>
          </table:table-cell>
          <table:table-cell office:value-type="string" calcext:value-type="string">
            <text:p>Regulator_Switching:AP62250Z6</text:p>
          </table:table-cell>
          <table:table-cell office:value-type="string" calcext:value-type="string">
            <text:p>Package_SO:TSOP-6_1.65x3.05mm_P0.95mm</text:p>
          </table:table-cell>
          <table:table-cell office:value-type="string" calcext:value-type="string">
            <text:p>https://www.diodes.com/assets/Datasheets/AP62250.pdf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6, U17, U18</text:p>
          </table:table-cell>
          <table:table-cell office:value-type="string" calcext:value-type="string">
            <text:p>MCP9700AT-ELT</text:p>
          </table:table-cell>
          <table:table-cell office:value-type="string" calcext:value-type="string">
            <text:p>Sensor_Temperature:MCP9700AT-ELT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1.microchip.com/downloads/en/DeviceDoc/20001942G.pdf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Oscillator:Oscillator_SMD_SeikoEpson_SG210-4Pin_2.5x2.0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</table:table>
      <table:table table:name="Arkusz2" table:style-name="ta1"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Voltage</text:p>
          </table:table-cell>
          <table:table-cell table:number-columns-repeated="2"/>
          <table:table-cell office:value-type="string" calcext:value-type="string">
            <text:p>Resistan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recission</text:p>
          </table:table-cell>
        </table:table-row>
        <table:table-row table:style-name="ro1">
          <table:table-cell office:value-type="string" calcext:value-type="string">
            <text:p>&gt;100u</text:p>
          </table:table-cell>
          <table:table-cell office:value-type="string" calcext:value-type="string">
            <text:p>5x5,3</text:p>
          </table:table-cell>
          <table:table-cell office:value-type="string" calcext:value-type="string">
            <text:p>6,3V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&gt;100u</text:p>
          </table:table-cell>
          <table:table-cell office:value-type="string" calcext:value-type="string">
            <text:p>6,3x5,8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56K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2u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6,3V</text:p>
          </table:table-cell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1206~1210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47R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2k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lan ma 2,2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6,3V</text:p>
          </table:table-cell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2u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6,3V</text:p>
          </table:table-cell>
          <table:table-cell office:value-type="string" calcext:value-type="string">
            <text:p>Alan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u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6,3V</text:p>
          </table:table-cell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p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2T21:32:47.676967445</dc:date>
    <meta:editing-duration>PT3H30M51S</meta:editing-duration>
    <meta:editing-cycles>2</meta:editing-cycles>
    <meta:generator>LibreOffice/7.4.2.3$Linux_X86_64 LibreOffice_project/40$Build-3</meta:generator>
    <meta:document-statistic meta:table-count="2" meta:cell-count="1486" meta:object-count="0"/>
  </office:meta>
</office:document-meta>
</file>